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81c0" officeooo:paragraph-rsid="002481c0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b2069" officeooo:paragraph-rsid="002b2069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dd5c6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263e9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263e9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c655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>
      <style:text-properties style:font-name="Liberation Sans" fo:font-size="12pt" fo:font-weight="normal" officeooo:rsid="00263e93" officeooo:paragraph-rsid="00263e93" style:font-size-asian="12pt" style:font-weight-asian="normal" style:font-size-complex="12pt" style:font-weight-complex="normal"/>
    </style:style>
    <style:style style:name="P18" style:family="paragraph" style:parent-style-name="Table_20_Contents" style:list-style-name="L2">
      <style:text-properties style:font-name="Liberation Sans" fo:font-size="12pt" fo:font-weight="normal" officeooo:paragraph-rsid="002b49d8" style:font-size-asian="12pt" style:font-weight-asian="normal" style:font-size-complex="12pt" style:font-weight-complex="normal"/>
    </style:style>
    <style:style style:name="P19" style:family="paragraph" style:parent-style-name="Table_20_Contents" style:list-style-name="L2">
      <style:text-properties style:font-name="Liberation Sans" fo:font-size="12pt" fo:font-weight="normal" officeooo:rsid="00220ae6" officeooo:paragraph-rsid="002b49d8" style:font-size-asian="12pt" style:font-weight-asian="normal" style:font-size-complex="12pt" style:font-weight-complex="normal"/>
    </style:style>
    <style:style style:name="P20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c6554" officeooo:paragraph-rsid="002c6554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b49d8"/>
    </style:style>
    <style:style style:name="T5" style:family="text">
      <style:text-properties fo:color="#ffffff" officeooo:rsid="003791e0"/>
    </style:style>
    <style:style style:name="T6" style:family="text">
      <style:text-properties officeooo:rsid="001d7c62"/>
    </style:style>
    <style:style style:name="T7" style:family="text">
      <style:text-properties officeooo:rsid="002ae730"/>
    </style:style>
    <style:style style:name="T8" style:family="text">
      <style:text-properties officeooo:rsid="001b67bf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19ad9a"/>
    </style:style>
    <style:style style:name="T12" style:family="text">
      <style:text-properties officeooo:rsid="0028ad08"/>
    </style:style>
    <style:style style:name="T13" style:family="text">
      <style:text-properties officeooo:rsid="0029ef6d"/>
    </style:style>
    <style:style style:name="T14" style:family="text">
      <style:text-properties officeooo:rsid="002a49c3"/>
    </style:style>
    <style:style style:name="T15" style:family="text">
      <style:text-properties officeooo:rsid="002e92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19844095808">
          <table:table-cell table:style-name="Tabela1.A1" table:number-columns-spanned="2" office:value-type="string">
            <text:p text:style-name="P21"><text:span text:style-name="T1">Nome do caso de uso: </text:span><text:span text:style-name="T2">UC - </text:span><text:span text:style-name="T3">0</text:span><text:span text:style-name="T4">1</text:span><text:span text:style-name="T5">2</text:span></text:p>
          </table:table-cell>
          <table:covered-table-cell/>
        </table:table-row>
        <table:table-row table:style-name="TableLine94019844277088">
          <table:table-cell table:style-name="Tabela1.A8" office:value-type="string">
            <text:p text:style-name="P22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019844297440">
          <table:table-cell table:style-name="Tabela1.A8" office:value-type="string">
            <text:p text:style-name="P22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019844298080">
          <table:table-cell table:style-name="Tabela1.A8" office:value-type="string">
            <text:p text:style-name="P28">Descrição</text:p>
          </table:table-cell>
          <table:table-cell table:style-name="Tabela1.B8" office:value-type="string">
            <text:p text:style-name="P4">Cadastrar vacina</text:p>
          </table:table-cell>
        </table:table-row>
        <table:table-row table:style-name="TableLine94019844298720">
          <table:table-cell table:style-name="Tabela1.A8" office:value-type="string">
            <text:p text:style-name="P23">Pré-condição</text:p>
          </table:table-cell>
          <table:table-cell table:style-name="Tabela1.B8" office:value-type="string">
            <text:p text:style-name="P5"/>
            <text:list xml:id="list1341579472" text:style-name="L1">
              <text:list-item>
                <text:p text:style-name="P17">Animal cadastrado</text:p>
              </text:list-item>
              <text:list-item>
                <text:p text:style-name="P17">Animal selecionado</text:p>
              </text:list-item>
            </text:list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23">Pós-condição</text:p>
          </table:table-cell>
          <table:table-cell table:style-name="Tabela1.B8" office:value-type="string">
            <text:p text:style-name="P7">Exibir os dados cadastrados <text:span text:style-name="T8">na pesquisa.</text:span></text:p>
          </table:table-cell>
        </table:table-row>
        <table:table-row table:style-name="Tabela1.7">
          <table:table-cell table:style-name="Tabela1.A12" office:value-type="string">
            <text:p text:style-name="P24">Entradas</text:p>
          </table:table-cell>
          <table:table-cell table:style-name="Tabela1.B12" office:value-type="string">
            <text:p text:style-name="P8"/>
            <text:p text:style-name="P10"><text:span text:style-name="T15">SELETOR EDITAVEL</text:span><text:bookmark-start text:name="__DdeLink__165_151921259"/><text:span text:style-name="T11"> </text:span><text:bookmark-end text:name="__DdeLink__165_151921259"/><text:span text:style-name="T11">- </text:span><text:bookmark-start text:name="__DdeLink__199_2627338976"/><text:span text:style-name="T12">Nome da vacina</text:span></text:p>
            <text:p text:style-name="P11"><text:span text:style-name="T12">DATA</text:span><text:span text:style-name="T11"> </text:span><text:bookmark-end text:name="__DdeLink__199_2627338976"/><text:span text:style-name="T11">- </text:span><text:span text:style-name="T12">Aplicação</text:span></text:p>
            <text:p text:style-name="P12"><text:span text:style-name="T12">DATA</text:span><text:span text:style-name="T11"> - </text:span><text:span text:style-name="T12">Próxima</text:span></text:p>
            <text:p text:style-name="P12"><text:span text:style-name="T13">SELETOR</text:span><text:span text:style-name="T11"> - </text:span><text:span text:style-name="T13">Doses</text:span></text:p>
            <text:p text:style-name="P12"><text:span text:style-name="T11">TEXTO - </text:span><text:span text:style-name="T14">Observações</text:span></text:p>
            <text:p text:style-name="P9"/>
          </table:table-cell>
        </table:table-row>
        <table:table-row table:style-name="TableLine94019844301904">
          <table:table-cell table:style-name="Tabela1.A8" office:value-type="string">
            <text:p text:style-name="P25">Prioridade</text:p>
          </table:table-cell>
          <table:table-cell table:style-name="Tabela1.B8" office:value-type="string">
            <text:p text:style-name="P13">Excencial</text:p>
          </table:table-cell>
        </table:table-row>
        <table:table-row table:style-name="TableLine94019844302592"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6">Fluxo principal</text:p>
          </table:table-cell>
          <table:table-cell table:style-name="Tabela1.B12" office:value-type="string">
            <text:list xml:id="list2867166448" text:style-name="L2">
              <text:list-item>
                <text:p text:style-name="P18"><text:span text:style-name="T9">Preencher</text:span><text:span text:style-name="T10"> </text:span><text:span text:style-name="T9">os dados</text:span></text:p>
              </text:list-item>
              <text:list-item>
                <text:p text:style-name="P19"><text:span text:style-name="T7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6">Fluxo secundário</text:p>
          </table:table-cell>
          <table:table-cell table:style-name="Tabela1.B12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27">Regras</text:p>
          </table:table-cell>
          <table:table-cell table:style-name="Tabela1.B12" office:value-type="string">
            <text:p text:style-name="P15"/>
            <text:p text:style-name="P15">Preencher dados obrigatórios</text:p>
            <text:p text:style-name="P15"/>
            <text:list xml:id="list3753064435" text:style-name="L3">
              <text:list-item>
                <text:p text:style-name="P20">Nome da vacina</text:p>
              </text:list-item>
              <text:list-item>
                <text:p text:style-name="P20">Aplicação</text:p>
              </text:list-item>
              <text:list-item>
                <text:p text:style-name="P20">Doses</text:p>
              </text:list-item>
            </text:list>
            <text:p text:style-name="P15"/>
          </table:table-cell>
        </table:table-row>
        <table:table-row table:style-name="TableLine94019844306240">
          <table:table-cell table:style-name="Tabela1.A13" office:value-type="string">
            <text:p text:style-name="P26">Versão</text:p>
          </table:table-cell>
          <table:table-cell table:style-name="Tabela1.B13" office:value-type="string">
            <text:p text:style-name="P16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5M38S</meta:editing-duration>
    <meta:editing-cycles>43</meta:editing-cycles>
    <meta:generator>LibreOffice/6.4.7.2$Linux_X86_64 LibreOffice_project/40$Build-2</meta:generator>
    <dc:date>2022-09-23T11:57:44.504166661</dc:date>
    <meta:document-statistic meta:table-count="1" meta:image-count="0" meta:object-count="0" meta:page-count="1" meta:paragraph-count="31" meta:word-count="80" meta:character-count="485" meta:non-whitespace-character-count="443"/>
  </office:meta>
</office:document-meta>
</file>